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tackTraceCleaner.isFromMockitoRul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ackTraceCleaner.isMockDispatcher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tackTraceCleaner.isFromMockitoRunner( String 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tackTraceCleaner.isIn( String class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tackTraceCleaner.isMethodHandl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ackTraceCleaner.isFromMockito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ackTraceCleaner.isIn( StackFrameMetadata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ackTraceCleaner.isIn( StackTraceElem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